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mana" svg:font-family="Timmana" style:font-pitch="variable"/>
    <style:font-face style:name="Ubuntu" svg:font-family="Ubuntu" style:font-pitch="variable"/>
  </office:font-face-decls>
  <office:automatic-styles>
    <style:style style:name="P1" style:family="paragraph" style:parent-style-name="Standard">
      <style:text-properties style:font-name="Times new roman" fo:font-size="14pt" style:font-size-asian="12.25pt" style:font-size-complex="14pt"/>
    </style:style>
    <style:style style:name="P2" style:family="paragraph" style:parent-style-name="Standard">
      <style:text-properties style:font-name="Times new roman" fo:font-size="14pt" officeooo:rsid="0008f265" officeooo:paragraph-rsid="0008f265" style:font-size-asian="12.25pt" style:font-size-complex="14pt"/>
    </style:style>
    <style:style style:name="P3" style:family="paragraph" style:parent-style-name="Preformatted_20_Text">
      <style:text-properties style:font-name="Times new roman" fo:font-size="14pt" style:font-size-asian="14pt" style:font-size-complex="14pt"/>
    </style:style>
    <style:style style:name="P4" style:family="paragraph" style:parent-style-name="Standard">
      <style:text-properties style:font-name="Times new roman" fo:font-size="14pt" style:font-size-asian="14pt" style:font-size-complex="14pt"/>
    </style:style>
    <style:style style:name="P5" style:family="paragraph" style:parent-style-name="Text_20_body">
      <style:text-properties style:font-name="Times new roman" fo:font-size="14pt" style:font-size-asian="14pt" style:font-size-complex="14pt"/>
    </style:style>
    <style:style style:name="P6" style:family="paragraph" style:parent-style-name="Text_20_body">
      <style:text-properties style:font-name="Times new roman" fo:font-size="14pt" officeooo:rsid="00067469" officeooo:paragraph-rsid="00067469" style:font-size-asian="14pt" style:font-size-complex="14pt"/>
    </style:style>
    <style:style style:name="P7" style:family="paragraph" style:parent-style-name="Text_20_body">
      <style:text-properties style:font-name="Times new roman" fo:font-size="14pt" officeooo:rsid="00080324" officeooo:paragraph-rsid="00080324" style:font-size-asian="14pt" style:font-size-complex="14pt"/>
    </style:style>
    <style:style style:name="P8" style:family="paragraph" style:parent-style-name="Text_20_body">
      <style:paragraph-properties fo:padding="0.0193in" fo:border="0.06pt solid #d9d9e3"/>
      <style:text-properties style:font-name="Times new roman" fo:font-size="14pt" style:font-size-asian="14pt" style:font-size-complex="14pt" loext:padding="0.0193in" loext:border="0.06pt solid #d9d9e3"/>
    </style:style>
    <style:style style:name="P9" style:family="paragraph" style:parent-style-name="Text_20_body">
      <style:paragraph-properties fo:margin-top="0in" fo:margin-bottom="0in" style:contextual-spacing="false"/>
      <style:text-properties style:font-name="Times new roman" fo:font-size="14pt" style:font-size-asian="14pt" style:font-size-complex="14pt" loext:padding="0in" loext:border="none"/>
    </style:style>
    <style:style style:name="P10" style:family="paragraph" style:parent-style-name="Text_20_body">
      <style:text-properties style:font-name="Times new roman" fo:font-size="14pt" officeooo:rsid="000ad011" officeooo:paragraph-rsid="000ad011" style:font-size-asian="14pt" style:font-size-complex="14pt"/>
    </style:style>
    <style:style style:name="P11" style:family="paragraph" style:parent-style-name="Text_20_body">
      <style:text-properties officeooo:rsid="0008f265" officeooo:paragraph-rsid="0008f265"/>
    </style:style>
    <style:style style:name="P12" style:family="paragraph" style:parent-style-name="Text_20_body">
      <style:text-properties officeooo:rsid="00093eff" officeooo:paragraph-rsid="00093eff"/>
    </style:style>
    <style:style style:name="P13" style:family="paragraph" style:parent-style-name="Text_20_body">
      <style:text-properties officeooo:rsid="0009c4e8" officeooo:paragraph-rsid="0009c4e8"/>
    </style:style>
    <style:style style:name="P14" style:family="paragraph" style:parent-style-name="Standard">
      <style:text-properties fo:color="#355269" loext:opacity="100%" style:font-name="Ubuntu" fo:font-size="16pt" fo:font-weight="bold" style:font-size-asian="16pt" style:font-weight-asian="bold" style:font-size-complex="16pt" style:font-weight-complex="bold"/>
    </style:style>
    <style:style style:name="P15" style:family="paragraph" style:parent-style-name="Text_20_body">
      <style:text-properties fo:color="#355269" loext:opacity="100%" style:font-name="Ubuntu" fo:font-size="16pt" fo:font-weight="bold" style:font-size-asian="16pt" style:font-weight-asian="bold" style:font-size-complex="16pt" style:font-weight-complex="bold"/>
    </style:style>
    <style:style style:name="P16" style:family="paragraph" style:parent-style-name="Text_20_body">
      <style:text-properties fo:color="#355269" loext:opacity="100%" style:font-name="Times new roman" fo:font-size="14pt" fo:font-weight="bold" style:font-size-asian="14pt" style:font-weight-asian="bold" style:font-size-complex="14pt" style:font-weight-complex="bold"/>
    </style:style>
    <style:style style:name="P17" style:family="paragraph" style:parent-style-name="Text_20_body">
      <style:text-properties fo:color="#355269" loext:opacity="100%" fo:font-size="16pt" fo:font-weight="bold" style:font-size-asian="16pt" style:font-weight-asian="bold" style:font-size-complex="16pt" style:font-weight-complex="bold"/>
    </style:style>
    <style:style style:name="P18" style:family="paragraph" style:parent-style-name="Standard">
      <style:text-properties style:font-name="Times new roman" fo:font-size="14pt" style:font-size-asian="14pt" style:font-size-complex="14pt" loext:padding="0in" loext:border="none"/>
    </style:style>
    <style:style style:name="P19" style:family="paragraph" style:parent-style-name="Standard">
      <style:text-properties fo:color="#362413" loext:opacity="100%" style:font-name="Ubuntu" fo:font-size="16pt" fo:font-weight="bold" style:font-size-asian="16pt" style:font-weight-asian="bold" style:font-size-complex="16pt" style:font-weight-complex="bold"/>
    </style:style>
    <style:style style:name="P20" style:family="paragraph" style:parent-style-name="Text_20_body" style:list-style-name="L1">
      <style:text-properties style:font-name="Times new roman" fo:font-size="14pt" style:font-size-asian="14pt" style:font-size-complex="14pt"/>
    </style:style>
    <style:style style:name="P21" style:family="paragraph" style:parent-style-name="Text_20_body" style:list-style-name="L2">
      <style:text-properties style:font-name="Times new roman" fo:font-size="14pt" style:font-size-asian="14pt" style:font-size-complex="14pt"/>
    </style:style>
    <style:style style:name="P22" style:family="paragraph" style:parent-style-name="Text_20_body" style:list-style-name="L3">
      <style:text-properties style:font-name="Times new roman" fo:font-size="14pt" style:font-size-asian="14pt" style:font-size-complex="14pt"/>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T1" style:family="text">
      <style:text-properties officeooo:rsid="00067469"/>
    </style:style>
    <style:style style:name="T2" style:family="text">
      <style:text-properties officeooo:rsid="00080324"/>
    </style:style>
    <style:style style:name="T3" style:family="text">
      <style:text-properties officeooo:rsid="0008f265"/>
    </style:style>
    <style:style style:name="T4" style:family="text">
      <style:text-properties officeooo:rsid="00093eff"/>
    </style:style>
    <style:style style:name="T5" style:family="text">
      <style:text-properties officeooo:rsid="0009c4e8"/>
    </style:style>
    <style:style style:name="T6" style:family="text">
      <style:text-properties style:font-name="Times new roman" fo:font-size="14pt" style:font-size-asian="14pt" style:font-size-complex="14pt"/>
    </style:style>
    <style:style style:name="T7" style:family="text">
      <style:text-properties officeooo:rsid="0018ba70"/>
    </style:style>
    <style:style style:name="T8" style:family="text">
      <style:text-properties officeooo:rsid="001efb3c"/>
    </style:style>
    <style:style style:name="T9" style:family="text">
      <style:text-properties officeooo:rsid="00298688"/>
    </style:style>
    <style:style style:name="T10" style:family="text">
      <style:text-properties officeooo:rsid="002a4fe6"/>
    </style:style>
    <style:style style:name="T11" style:family="text">
      <style:text-properties officeooo:rsid="002c110e"/>
    </style:style>
    <style:style style:name="T12" style:family="text">
      <style:text-properties officeooo:rsid="002ecb8f"/>
    </style:style>
    <style:style style:name="T13" style:family="text">
      <style:text-properties officeooo:rsid="002ed0e9"/>
    </style:style>
    <style:style style:name="T14" style:family="text">
      <style:text-properties officeooo:rsid="002ef381"/>
    </style:style>
    <style:style style:name="T15" style:family="text">
      <style:text-properties officeooo:rsid="002f69b3"/>
    </style:style>
    <style:style style:name="T16" style:family="text">
      <style:text-properties officeooo:rsid="0032bb2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Q. </text:span><text:span text:style-name="T14">H</text:span>ow to send request for such endpoint from postman , i mean for 3 fi<text:span text:style-name="T7">elds</text:span> of product we need to pass as a json but for image we have to pass as form-data , which to do first pass json or formdata or should we do both simultaneously or what , i am confused .</text:p>
      <text:p text:style-name="P14"/>
      <text:p text:style-name="P5">It depends on how the API is designed to handle the image and JSON data. If the API is designed to handle both the JSON data and the image file in the same request, you can send both in the same request using the "form-data" option in the "Body" tab of Postman.</text:p>
      <text:list xml:id="list3989667231" text:style-name="L1">
        <text:list-item>
          <text:p text:style-name="P20">Select the POST method in Postman.</text:p>
        </text:list-item>
        <text:list-item>
          <text:p text:style-name="P20">Enter the URL of the API endpoint that you want to send the request to.</text:p>
        </text:list-item>
        <text:list-item>
          <text:p text:style-name="P20">Go to the "Body" tab, and select "form-data" as the type.</text:p>
        </text:list-item>
        <text:list-item>
          <text:p text:style-name="P20">Click on the "Key" field and enter the name of the product fields as the name, and the values as the values in json format.</text:p>
        </text:list-item>
        <text:list-item>
          <text:p text:style-name="P20">Click on the "Key" field and enter "image" (without quotes) as the name.</text:p>
        </text:list-item>
        <text:list-item>
          <text:p text:style-name="P20">Click on the "Value" field and select "File" as the type.</text:p>
        </text:list-item>
        <text:list-item>
          <text:p text:style-name="P20">Use the "Choose Files" button to select the image file you want to send.</text:p>
        </text:list-item>
        <text:list-item>
          <text:p text:style-name="P20">In the Headers tab, set the "Content-Type" as "multipart/form-data"</text:p>
        </text:list-item>
        <text:list-item>
          <text:p text:style-name="P20">Click on the "Send" button to send the request.</text:p>
        </text:list-item>
      </text:list>
      <text:p text:style-name="P5">Alternatively, if the API is designed to handle the image file and JSON data in separate requests, you would need to send the JSON data in one request, and the image file in another request.</text:p>
      <text:p text:style-name="P5">You can check the API documentation or contact the API developer to confirm which method is the appropriate one.</text:p>
      <text:p text:style-name="P5"/>
      <text:p text:style-name="P15"><text:span text:style-name="T1">Q.</text:span> webmvcconfigurer mean java bean ??</text:p>
      <text:p text:style-name="P5">WebMvcConfigurer is an interface in the Spring framework that is used to configure the Spring MVC application. It allows you to customize the configuration of the web application by providing methods that can be overridden to add or modify the configuration.</text:p>
      <text:p text:style-name="P5">A Java Bean is a Java class that is used to encapsulate data and behavior. It follows certain conventions, such as having a no-arg constructor, private properties with <text:soft-page-break/>public getter and setter methods, and implementing the Serializable interface. Beans are used in various frameworks, including Spring, to manage the application's state and behavior.</text:p>
      <text:p text:style-name="P6"/>
      <text:p text:style-name="P15"><text:span text:style-name="T2">Q. </text:span><text:span text:style-name="T13">W</text:span>hat is firebase ??, where does image gets stored in ecommerce app , in server's directory and save that directory's url in our backend database ??or how does saving image gets done where gets it stored clear ??</text:p>
      <text:p text:style-name="P5">Firebase is a Backend-as-a-Service (BaaS) that provides developers with a variety of tools and services to help them build and scale their applications. Some of the features provided by Firebase include:</text:p>
      <text:list xml:id="list2211104104" text:style-name="L2">
        <text:list-item>
          <text:p text:style-name="P21">Real-time Database: A cloud-hosted NoSQL database that allows data to be synced across all connected clients in real-time.</text:p>
        </text:list-item>
        <text:list-item>
          <text:p text:style-name="P21">Firebase Authentication: A set of authentication and authorization tools that make it easy to implement user authentication in your app.</text:p>
        </text:list-item>
        <text:list-item>
          <text:p text:style-name="P21">Cloud Storage: A scalable, secure object storage service that allows you to store and retrieve user-generated files, such as images and videos.</text:p>
        </text:list-item>
      </text:list>
      <text:p text:style-name="P5">In an e-commerce app, images can be stored in a variety of ways. One common approach is to store them in a server's directory, and save the directory's URL in the backend database. This way, when the app needs to display the image, it can simply retrieve the URL from the database and use it to load the image.</text:p>
      <text:p text:style-name="P5">Another approach is to use a cloud storage service like Firebase Cloud Storage. With Firebase Cloud Storage, you can easily upload and download files from the cloud. This approach has the advantage of being highly scalable and can handle large number of requests and storage without any issue as the storage is on cloud.</text:p>
      <text:p text:style-name="P5">In terms of implementation, when you are storing the image in the backend you can use multipart/form-data and send the image along with the other form fields, the backend will then save the image to the server and return the url of the image which you will store it in the database.</text:p>
      <text:p text:style-name="P5">It's worth noting that whichever approach you choose, it's important to ensure that the images are stored securely and that only authorized users can access them.</text:p>
      <text:p text:style-name="P7"/>
      <text:p text:style-name="P14"><text:span text:style-name="T3">Q. </text:span><text:span text:style-name="T12">I</text:span>s firebase free ??</text:p>
      <text:p text:style-name="P5"><text:soft-page-break/>Firebase provides a free plan with certain limitations, as well as paid plans that offer more features and higher usage limits.</text:p>
      <text:p text:style-name="P5">The free plan includes a limited amount of usage for many of the Firebase features, such as the Real-time Database, Cloud Firestore, and Cloud Storage. For example, the free plan for Cloud Firestore includes 1 GB of storage and 10 GB of network bandwidth per month. Additionally, it includes a certain number of user authentications and push notifications per month.</text:p>
      <text:p text:style-name="P5">It's worth noting that the free plan may not be suitable for all types of apps and usage. If your app has a large number of users or requires a lot of storage or bandwidth, you may need to upgrade to a paid plan. But for most small to medium size projects and apps, the free plan is more than enough to get started and test out the features.</text:p>
      <text:p text:style-name="P5">You can check the Firebase pricing page for more information on the specific usage limits and costs for each feature.</text:p>
      <text:p text:style-name="P5"/>
      <text:p text:style-name="P15"><text:span text:style-name="T3">Q. </text:span>show me some free server for hosting your api where no credit info needs to be entered .</text:p>
      <text:p text:style-name="P5">There are several free servers available for hosting your API that do not require credit card information:</text:p>
      <text:list xml:id="list3874363348" text:style-name="L3">
        <text:list-item>
          <text:p text:style-name="P22">Heroku: Heroku offers a free plan that includes 550 hours of free dyno usage per month. A dyno is a lightweight Linux container that runs your app. Heroku supports a variety of programming languages, including Node.js, Ruby, and Python.</text:p>
        </text:list-item>
        <text:list-item>
          <text:p text:style-name="P22">OpenFaaS: OpenFaaS is a platform for building and deploying serverless functions. It runs on any cloud or on-premises infrastructure, and it's completely open-source. With OpenFaaS, you can deploy your functions with a single command, and you don't have to worry about scaling or infrastructure management.</text:p>
        </text:list-item>
        <text:list-item>
          <text:p text:style-name="P22">Glitch: Glitch is a platform for building and hosting web apps. It's easy to use and doesn't require any setup or configuration. Glitch supports a variety of programming languages, including Node.js, Python, and Ruby.</text:p>
        </text:list-item>
        <text:list-item>
          <text:p text:style-name="P22">Now: Now is a platform for deploying and scaling your web applications and servers. It's built on top of Zeit, which is a company that provides a variety of developer tools. Now offers a free plan that includes a limited amount of traffic and storage.</text:p>
        </text:list-item>
        <text:list-item>
          <text:p text:style-name="P22"><text:soft-page-break/>AWS Amplify: AWS Amplify is a backend service provided by Amazon Web Services that lets you easily build and host web and mobile applications. With Amplify, you can get a free backend for your app with authentication and hosting.</text:p>
        </text:list-item>
      </text:list>
      <text:p text:style-name="P5">It's worth noting that the free plans for these services may have certain limitations such as limited storage and bandwidth, it's best to check the terms of service for each service before you decide to use it. <text:s/></text:p>
      <text:p text:style-name="P15"><text:span text:style-name="T4">Q. </text:span><text:span text:style-name="T11">S</text:span>uppose, if you want to <text:s/>store an image on remote server such as firebase or heroku , what might url look like then ?</text:p>
      <text:p text:style-name="P5">If you want to store images on a remote server, such as Firebase or Heroku, the URL of the image will look different than if it were stored on a local file system.</text:p>
      <text:p text:style-name="P5">If you're using Firebase, you would first need to create a Firebase project and enable the Firebase Storage feature. Once you've done that, you would use the Firebase SDK to upload the image to Firebase Storage. The URL of the image would then be a URL generated by Firebase, which would look something like this:</text:p>
      <text:p text:style-name="P3">bashCopy code</text:p>
      <text:p text:style-name="Preformatted_20_Text"><text:span text:style-name="Source_20_Text"><text:span text:style-name="T6">https://firebasestorage.googleapis.com/v0/b/&lt;your-project-id&gt;.appspot.com/o/&lt;your-image-path&gt;?alt=media</text:span></text:span></text:p>
      <text:p text:style-name="P5">This URL would be stored in the database along with the product information.</text:p>
      <text:p text:style-name="P5">Similarly, If you're using Heroku, You can use AWS S3 bucket or other cloud storage service to store images and then store the URL of the image in the database. The URL would then be the URL of the image on the cloud storage service, which would look something like this:</text:p>
      <text:p text:style-name="P3">phpCopy code</text:p>
      <text:p text:style-name="Preformatted_20_Text"><text:span text:style-name="Source_20_Text"><text:span text:style-name="T6">https://s3.amazonaws.com/&lt;your-bucket-name&gt;/&lt;your-image-path&gt;</text:span></text:span></text:p>
      <text:p text:style-name="P5">Please note that this is just an example and the actual URL may look different depending on the remote server you are using. </text:p>
      <text:p text:style-name="P5"/>
      <text:p text:style-name="P15"><text:span text:style-name="T5">Q. </text:span><text:span text:style-name="T10">A</text:span>nd then the whole url https://s3.amazonaws.com/&lt;your-bucket-name&gt;/&lt;your-image-path&gt; should be stored on database ?</text:p>
      <text:p text:style-name="Text_20_body"><text:span text:style-name="T6">Yes, that's correct. The complete URL of the image on the remote server (for example, </text:span><text:span text:style-name="Source_20_Text"><text:span text:style-name="T6">https://s3.amazonaws.com/&lt;your-bucket-name&gt;/&lt;your-image-path&gt;</text:span></text:span><text:span text:style-name="T6">) should be stored in the database. This is because that URL is the only way to access </text:span><text:soft-page-break/><text:span text:style-name="T6">the image from the frontend application or from other systems that need to access the image.</text:span></text:p>
      <text:p text:style-name="P5">You can store the URL as a string in a field in the database along with the other product information. When the frontend application needs to display the image, it can use this URL to retrieve the image from the remote server. The backend API can also use this URL to retrieve the image when it is needed for other operations, such as generating a PDF invoice.</text:p>
      <text:p text:style-name="P5">By storing the URL in the database, you can also manage the image, update or delete the image from the remote server. <text:s/></text:p>
      <text:p text:style-name="P15">Q. <text:span text:style-name="T9">S</text:span>ervice class considering that i am trying to use firebase for storing image </text:p>
      <text:p text:style-name="P5">Here is an example of how you could update the service class to handle image uploads to Firebase Storage and store the image URL in a MySQL database using Spring Boot:</text:p>
      <text:p text:style-name="P3"/>
      <text:p text:style-name="Preformatted_20_Text"><text:span text:style-name="Source_20_Text"><text:span text:style-name="T6">@Service</text:span></text:span></text:p>
      <text:p text:style-name="Preformatted_20_Text"><text:span text:style-name="Source_20_Text"><text:span text:style-name="T6">public class ProductService {</text:span></text:span></text:p>
      <text:p text:style-name="Preformatted_20_Text"><text:span text:style-name="Source_20_Text"><text:span text:style-name="T6"><text:s text:c="4"/>@Autowired</text:span></text:span></text:p>
      <text:p text:style-name="Preformatted_20_Text"><text:span text:style-name="Source_20_Text"><text:span text:style-name="T6"><text:s text:c="4"/>private ProductRepository productRepository;</text:span></text:span></text:p>
      <text:p text:style-name="P3"/>
      <text:p text:style-name="Preformatted_20_Text"><text:span text:style-name="Source_20_Text"><text:span text:style-name="T6"><text:s text:c="4"/>@Autowired</text:span></text:span></text:p>
      <text:p text:style-name="Preformatted_20_Text"><text:span text:style-name="Source_20_Text"><text:span text:style-name="T6"><text:s text:c="4"/>private FirebaseStorage firebaseStorage;</text:span></text:span></text:p>
      <text:p text:style-name="P3"/>
      <text:p text:style-name="Preformatted_20_Text"><text:span text:style-name="Source_20_Text"><text:span text:style-name="T6"><text:s text:c="4"/>public void addProduct(Product product, MultipartFile image) {</text:span></text:span></text:p>
      <text:p text:style-name="Preformatted_20_Text"><text:span text:style-name="Source_20_Text"><text:span text:style-name="T6"><text:s text:c="8"/>//Upload image to Firebase Storage</text:span></text:span></text:p>
      <text:p text:style-name="Preformatted_20_Text"><text:span text:style-name="Source_20_Text"><text:span text:style-name="T6"><text:s text:c="8"/>String imageUrl = uploadImageToFirebase(image);</text:span></text:span></text:p>
      <text:p text:style-name="P3"/>
      <text:p text:style-name="Preformatted_20_Text"><text:span text:style-name="Source_20_Text"><text:span text:style-name="T6"><text:s text:c="8"/>//Set the image URL in the product object</text:span></text:span></text:p>
      <text:p text:style-name="Preformatted_20_Text"><text:span text:style-name="Source_20_Text"><text:span text:style-name="T6"><text:s text:c="8"/>product.setImageUrl(imageUrl);</text:span></text:span></text:p>
      <text:p text:style-name="P3"/>
      <text:p text:style-name="Preformatted_20_Text"><text:span text:style-name="Source_20_Text"><text:span text:style-name="T6"><text:s text:c="8"/>//Save the product in the database</text:span></text:span></text:p>
      <text:p text:style-name="Preformatted_20_Text"><text:span text:style-name="Source_20_Text"><text:span text:style-name="T6"><text:s text:c="8"/>productRepository.save(product);</text:span></text:span></text:p>
      <text:p text:style-name="Preformatted_20_Text"><text:span text:style-name="Source_20_Text"><text:span text:style-name="T6"><text:s text:c="4"/>}</text:span></text:span></text:p>
      <text:p text:style-name="P3"/>
      <text:p text:style-name="Preformatted_20_Text"><text:span text:style-name="Source_20_Text"><text:span text:style-name="T6"><text:s text:c="4"/>private String uploadImageToFirebase(MultipartFile image) {</text:span></text:span></text:p>
      <text:p text:style-name="Preformatted_20_Text"><text:span text:style-name="Source_20_Text"><text:span text:style-name="T6"><text:s text:c="8"/>//Create a reference to the image file</text:span></text:span></text:p>
      <text:p text:style-name="Preformatted_20_Text"><text:span text:style-name="Source_20_Text"><text:span text:style-name="T6"><text:s text:c="8"/>String fileName = UUID.randomUUID().toString() + "-" + image.getOriginalFilename();</text:span></text:span></text:p>
      <text:p text:style-name="Preformatted_20_Text"><text:span text:style-name="Source_20_Text"><text:span text:style-name="T6"><text:s text:c="8"/>StorageReference imageRef = firebaseStorage.getReference().child("images/" + fileName);</text:span></text:span></text:p>
      <text:p text:style-name="P3"><text:soft-page-break/></text:p>
      <text:p text:style-name="Preformatted_20_Text"><text:span text:style-name="Source_20_Text"><text:span text:style-name="T6"><text:s text:c="8"/>//Upload the image</text:span></text:span></text:p>
      <text:p text:style-name="Preformatted_20_Text"><text:span text:style-name="Source_20_Text"><text:span text:style-name="T6"><text:s text:c="8"/>try {</text:span></text:span></text:p>
      <text:p text:style-name="Preformatted_20_Text"><text:span text:style-name="Source_20_Text"><text:span text:style-name="T6"><text:s text:c="12"/>imageRef.putBytes(image.getBytes()).get();</text:span></text:span></text:p>
      <text:p text:style-name="Preformatted_20_Text"><text:span text:style-name="Source_20_Text"><text:span text:style-name="T6"><text:s text:c="8"/>} catch (InterruptedException | ExecutionException | IOException e) {</text:span></text:span></text:p>
      <text:p text:style-name="Preformatted_20_Text"><text:span text:style-name="Source_20_Text"><text:span text:style-name="T6"><text:s text:c="12"/>throw new RuntimeException("Failed to upload image to Firebase Storage", e);</text:span></text:span></text:p>
      <text:p text:style-name="Preformatted_20_Text"><text:span text:style-name="Source_20_Text"><text:span text:style-name="T6"><text:s text:c="8"/>}</text:span></text:span></text:p>
      <text:p text:style-name="P3"/>
      <text:p text:style-name="Preformatted_20_Text"><text:span text:style-name="Source_20_Text"><text:span text:style-name="T6"><text:s text:c="8"/>//Get the image URL</text:span></text:span></text:p>
      <text:p text:style-name="Preformatted_20_Text"><text:span text:style-name="Source_20_Text"><text:span text:style-name="T6"><text:s text:c="8"/>String imageUrl = "";</text:span></text:span></text:p>
      <text:p text:style-name="Preformatted_20_Text"><text:span text:style-name="Source_20_Text"><text:span text:style-name="T6"><text:s text:c="8"/>try {</text:span></text:span></text:p>
      <text:p text:style-name="Preformatted_20_Text"><text:span text:style-name="Source_20_Text"><text:span text:style-name="T6"><text:s text:c="12"/>imageUrl = imageRef.getDownloadUrl().get();</text:span></text:span></text:p>
      <text:p text:style-name="Preformatted_20_Text"><text:span text:style-name="Source_20_Text"><text:span text:style-name="T6"><text:s text:c="8"/>} catch (InterruptedException | ExecutionException e) {</text:span></text:span></text:p>
      <text:p text:style-name="Preformatted_20_Text"><text:span text:style-name="Source_20_Text"><text:span text:style-name="T6"><text:s text:c="12"/>throw new RuntimeException("Failed to get download URL for image", e);</text:span></text:span></text:p>
      <text:p text:style-name="Preformatted_20_Text"><text:span text:style-name="Source_20_Text"><text:span text:style-name="T6"><text:s text:c="8"/>}</text:span></text:span></text:p>
      <text:p text:style-name="P3"/>
      <text:p text:style-name="Preformatted_20_Text"><text:span text:style-name="Source_20_Text"><text:span text:style-name="T6"><text:s text:c="8"/>return imageUrl;</text:span></text:span></text:p>
      <text:p text:style-name="Preformatted_20_Text"><text:span text:style-name="Source_20_Text"><text:span text:style-name="T6"><text:s text:c="4"/>}</text:span></text:span></text:p>
      <text:p text:style-name="Preformatted_20_Text"><text:span text:style-name="Source_20_Text"><text:span text:style-name="T6">}</text:span></text:span></text:p>
      <text:p text:style-name="P5">In the above code snippet,</text:p>
      <text:list xml:id="list1146258703" text:style-name="L4">
        <text:list-item>
          <text:p text:style-name="P23"><text:span text:style-name="Source_20_Text"><text:span text:style-name="T6">ProductRepository</text:span></text:span><text:span text:style-name="T6"> is a Spring Data JPA repository for the </text:span><text:span text:style-name="Source_20_Text"><text:span text:style-name="T6">Product</text:span></text:span><text:span text:style-name="T6"> entity.</text:span></text:p>
        </text:list-item>
        <text:list-item>
          <text:p text:style-name="P23"><text:span text:style-name="Source_20_Text"><text:span text:style-name="T6">FirebaseStorage</text:span></text:span><text:span text:style-name="T6"> is the class in the Firebase Java client library that you can use to interact with Firebase Storage.</text:span></text:p>
        </text:list-item>
        <text:list-item>
          <text:p text:style-name="P23"><text:span text:style-name="Source_20_Text"><text:span text:style-name="T6">addProduct</text:span></text:span><text:span text:style-name="T6"> method takes in the product and image, it first uploads the image to firebase and then get the url of the image. After that it sets the url to the product and then saves the product in the database.</text:span></text:p>
        </text:list-item>
      </text:list>
      <text:p text:style-name="Text_20_body"><text:span text:style-name="T6">You will also need to add the Firebase SDK as a dependency in your project, and initialize the </text:span><text:span text:style-name="Source_20_Text"><text:span text:style-name="T6">FirebaseApp</text:span></text:span><text:span text:style-name="T6"> and </text:span><text:span text:style-name="Source_20_Text"><text:span text:style-name="T6">FirebaseStorage</text:span></text:span><text:span text:style-name="T6"> instances with your Firebase project's configuration.</text:span></text:p>
      <text:p text:style-name="P5">Note: This is just an example and it is not a complete working code, you may need to adjust it to match your specific requirements and also make sure to handle the errors properly.</text:p>
      <text:p text:style-name="P8"/>
      <text:p text:style-name="P15">Q. How to add firebasestorage in java </text:p>
      <text:p text:style-name="P5">To add Firebase Storage to a Java project, you will need to:</text:p>
      <text:list xml:id="list1872958555" text:style-name="L5">
        <text:list-item>
          <text:p text:style-name="P24"><text:soft-page-break/><text:span text:style-name="T6">Add the Firebase Storage Java client library as a dependency in your project. You can do this by adding the following to your </text:span><text:span text:style-name="Source_20_Text"><text:span text:style-name="T6">pom.xml</text:span></text:span><text:span text:style-name="T6"> file if you're using Maven:</text:span></text:p>
        </text:list-item>
      </text:list>
      <text:p text:style-name="P3">xmlCopy code</text:p>
      <text:p text:style-name="Preformatted_20_Text"><text:span text:style-name="Source_20_Text"><text:span text:style-name="T6">&lt;dependency&gt;</text:span></text:span></text:p>
      <text:p text:style-name="Preformatted_20_Text"><text:span text:style-name="Source_20_Text"><text:span text:style-name="T6"><text:s text:c="2"/>&lt;groupId&gt;com.google.firebase&lt;/groupId&gt;</text:span></text:span></text:p>
      <text:p text:style-name="Preformatted_20_Text"><text:span text:style-name="Source_20_Text"><text:span text:style-name="T6"><text:s text:c="2"/>&lt;artifactId&gt;firebase-admin&lt;/artifactId&gt;</text:span></text:span></text:p>
      <text:p text:style-name="Preformatted_20_Text"><text:span text:style-name="Source_20_Text"><text:span text:style-name="T6"><text:s text:c="2"/>&lt;version&gt;7.1.0&lt;/version&gt;</text:span></text:span></text:p>
      <text:p text:style-name="Preformatted_20_Text"><text:span text:style-name="Source_20_Text"><text:span text:style-name="T6">&lt;/dependency&gt;</text:span></text:span></text:p>
      <text:p text:style-name="Text_20_body"><text:span text:style-name="T6">If you're using Gradle, you can add the following to your </text:span><text:span text:style-name="Source_20_Text"><text:span text:style-name="T6">build.gradle</text:span></text:span><text:span text:style-name="T6"> file:</text:span></text:p>
      <text:p text:style-name="P3">pythonCopy code</text:p>
      <text:p text:style-name="Preformatted_20_Text"><text:span text:style-name="Source_20_Text"><text:span text:style-name="T6">dependencies {</text:span></text:span></text:p>
      <text:p text:style-name="Preformatted_20_Text"><text:span text:style-name="Source_20_Text"><text:span text:style-name="T6"><text:s text:c="4"/>implementation 'com.google.firebase:firebase-admin:7.1.0'</text:span></text:span></text:p>
      <text:p text:style-name="Preformatted_20_Text"><text:span text:style-name="Source_20_Text"><text:span text:style-name="T6">}</text:span></text:span></text:p>
      <text:list xml:id="list136847804" text:style-name="L6">
        <text:list-item>
          <text:p text:style-name="P25">Initialize the Firebase App and Firebase Storage instances with your Firebase project's configuration. You can use the following code snippet to initialize Firebase App and Firebase Storage.</text:p>
        </text:list-item>
      </text:list>
      <text:p text:style-name="P3"/>
      <text:p text:style-name="Preformatted_20_Text"><text:span text:style-name="Source_20_Text"><text:span text:style-name="T6">import com.google.firebase.FirebaseApp;</text:span></text:span></text:p>
      <text:p text:style-name="Preformatted_20_Text"><text:span text:style-name="Source_20_Text"><text:span text:style-name="T6">import com.google.firebase.FirebaseOptions;</text:span></text:span></text:p>
      <text:p text:style-name="Preformatted_20_Text"><text:span text:style-name="Source_20_Text"><text:span text:style-name="T6">import com.google.firebase.storage.FirebaseStorage;</text:span></text:span></text:p>
      <text:p text:style-name="Preformatted_20_Text"><text:span text:style-name="Source_20_Text"><text:span text:style-name="T6">import com.google.firebase.storage.Storage;</text:span></text:span></text:p>
      <text:p text:style-name="P3"/>
      <text:p text:style-name="Preformatted_20_Text"><text:span text:style-name="Source_20_Text"><text:span text:style-name="T6">FileInputStream serviceAccount = new FileInputStream("path/to/serviceAccountKey.json");</text:span></text:span></text:p>
      <text:p text:style-name="P3"/>
      <text:p text:style-name="Preformatted_20_Text"><text:span text:style-name="Source_20_Text"><text:span text:style-name="T6">FirebaseOptions options = new FirebaseOptions.Builder()</text:span></text:span></text:p>
      <text:p text:style-name="Preformatted_20_Text"><text:span text:style-name="Source_20_Text"><text:span text:style-name="T6"><text:s text:c="4"/>.setCredentials(GoogleCredentials.fromStream(serviceAccount))</text:span></text:span></text:p>
      <text:p text:style-name="Preformatted_20_Text"><text:span text:style-name="Source_20_Text"><text:span text:style-name="T6"><text:s text:c="4"/>.setStorageBucket("&lt;your-firebase-storage-bucket-name&gt;")</text:span></text:span></text:p>
      <text:p text:style-name="Preformatted_20_Text"><text:span text:style-name="Source_20_Text"><text:span text:style-name="T6"><text:s text:c="4"/>.build();</text:span></text:span></text:p>
      <text:p text:style-name="P3"/>
      <text:p text:style-name="Preformatted_20_Text"><text:span text:style-name="Source_20_Text"><text:span text:style-name="T6">FirebaseApp.initializeApp(options);</text:span></text:span></text:p>
      <text:p text:style-name="P3"/>
      <text:p text:style-name="Preformatted_20_Text"><text:span text:style-name="Source_20_Text"><text:span text:style-name="T6">Storage storage = FirebaseStorage.getInstance();</text:span></text:span></text:p>
      <text:list xml:id="list2716591100" text:style-name="L7">
        <text:list-item>
          <text:p text:style-name="P26"><text:span text:style-name="T6">You can now use the </text:span><text:span text:style-name="Source_20_Text"><text:span text:style-name="T6">FirebaseStorage</text:span></text:span><text:span text:style-name="T6"> instance to interact with Firebase Storage, such as uploading and downloading files, creating and deleting references, etc.</text:span></text:p>
        </text:list-item>
      </text:list>
      <text:p text:style-name="Text_20_body"><text:span text:style-name="T6">You will also need to download the </text:span><text:span text:style-name="Source_20_Text"><text:span text:style-name="T6">serviceAccountKey.json</text:span></text:span><text:span text:style-name="T6"> file from the Firebase console, and use it to initialize the </text:span><text:span text:style-name="Source_20_Text"><text:span text:style-name="T6">FirebaseOptions</text:span></text:span><text:span text:style-name="T6"> object. This file contains the credentials that allow your Java code to authenticate with Firebase.</text:span></text:p>
      <text:p text:style-name="P5"><text:soft-page-break/>This is a rough guide on how you can add Firebase Storage to a Java project, you may need to adjust it to match your specific requirements.</text:p>
      <text:p text:style-name="P4">and there is no class and anything in this config, should it be like that and is it a java file or what ??</text:p>
      <text:p text:style-name="P5">This code is intended to be part of a Java class, such as a configuration class, that sets up the necessary configuration for Firebase. It should be a separate java class, with a proper class name, package name and import statements. It should be added to the project's main class, such as a Spring Boot Application, so it gets executed when the application starts up. It is also recommended to include this configuration class in the main class as an instance variable, so that the Firebase instance can be easily accessed in other parts of the project. It is important to note that this is only one part of the code, you'll need to write additional code to interact with the Firebase Storage and perform operations such as uploading and retrieving files.</text:p>
      <text:p text:style-name="P9"/>
      <text:p text:style-name="P15">Q. Show me where should i include it then, should i include in springbootapplication class which is main class ??</text:p>
      <text:p text:style-name="Text_20_body"><text:span text:style-name="T6">Yes, you can include the Firebase configuration in your Spring Boot Application class, which is the main class of your project. You can create a new class, let's call it </text:span><text:span text:style-name="Source_20_Text"><text:span text:style-name="T6">FirebaseConfig</text:span></text:span><text:span text:style-name="T6">, and include the code I provided earlier in this class. In the </text:span><text:span text:style-name="Source_20_Text"><text:span text:style-name="T6">FirebaseConfig</text:span></text:span><text:span text:style-name="T6"> class, you should add the following annotations : @Configuration : Indicates that this class will be used by Spring Boot to configure the application. @EnableAutoConfiguration : Enables Spring Boot to automatically configure the application based on the dependencies included in the classpath.</text:span></text:p>
      <text:p text:style-name="P5">Then you can add this class as a member variable in your Spring Boot Application class,</text:p>
      <text:p text:style-name="P3">kotlinCopy code</text:p>
      <text:p text:style-name="Preformatted_20_Text"><text:span text:style-name="Source_20_Text"><text:span text:style-name="T6">@SpringBootApplication</text:span></text:span></text:p>
      <text:p text:style-name="Preformatted_20_Text"><text:span text:style-name="Source_20_Text"><text:span text:style-name="T6">public class YourMainClass {</text:span></text:span></text:p>
      <text:p text:style-name="Preformatted_20_Text"><text:span text:style-name="Source_20_Text"><text:span text:style-name="T6"><text:s text:c="4"/>@Autowired</text:span></text:span></text:p>
      <text:p text:style-name="Preformatted_20_Text"><text:span text:style-name="Source_20_Text"><text:span text:style-name="T6"><text:s text:c="4"/>FirebaseConfig firebaseConfig;</text:span></text:span></text:p>
      <text:p text:style-name="Preformatted_20_Text"><text:span text:style-name="Source_20_Text"><text:span text:style-name="T6"><text:s text:c="4"/>// other codes</text:span></text:span></text:p>
      <text:p text:style-name="Preformatted_20_Text"><text:span text:style-name="Source_20_Text"><text:span text:style-name="T6">}</text:span></text:span></text:p>
      <text:p text:style-name="Text_20_body"><text:span text:style-name="T6">This way, when the Spring Boot Application starts, it will automatically configure Firebase based on the configuration provided in </text:span><text:span text:style-name="Source_20_Text"><text:span text:style-name="T6">FirebaseConfig</text:span></text:span><text:span text:style-name="T6"> class. You can also use this instance variable to access the FirebaseStorage object in other parts of the application. It's also worth noting that depending on your use case you might need to create a separate service or repository class to handle the interaction with Firebase </text:span><text:soft-page-break/><text:span text:style-name="T6">storage, or you could do it in the controller class. It's important to keep the separation of concerns in mind and make sure your code is clean and maintainable.</text:span></text:p>
      <text:p text:style-name="P4">show me the complete code for firebase config in above springbootapplication class /</text:p>
      <text:p text:style-name="P5">Here is an example of how you can include the Firebase configuration in your Spring Boot Application class:</text:p>
      <text:p text:style-name="P3">typescriptCopy code</text:p>
      <text:p text:style-name="Preformatted_20_Text"><text:span text:style-name="Source_20_Text"><text:span text:style-name="T6">import org.springframework.beans.factory.annotation.Autowired;</text:span></text:span></text:p>
      <text:p text:style-name="Preformatted_20_Text"><text:span text:style-name="Source_20_Text"><text:span text:style-name="T6">import org.springframework.boot.SpringApplication;</text:span></text:span></text:p>
      <text:p text:style-name="Preformatted_20_Text"><text:span text:style-name="Source_20_Text"><text:span text:style-name="T6">import org.springframework.boot.autoconfigure.SpringBootApplication;</text:span></text:span></text:p>
      <text:p text:style-name="P3"/>
      <text:p text:style-name="Preformatted_20_Text"><text:span text:style-name="Source_20_Text"><text:span text:style-name="T6">@SpringBootApplication</text:span></text:span></text:p>
      <text:p text:style-name="Preformatted_20_Text"><text:span text:style-name="Source_20_Text"><text:span text:style-name="T6">public class YourMainClass {</text:span></text:span></text:p>
      <text:p text:style-name="P3"/>
      <text:p text:style-name="Preformatted_20_Text"><text:span text:style-name="Source_20_Text"><text:span text:style-name="T6"><text:s text:c="4"/>@Autowired</text:span></text:span></text:p>
      <text:p text:style-name="Preformatted_20_Text"><text:span text:style-name="Source_20_Text"><text:span text:style-name="T6"><text:s text:c="4"/>private FirebaseConfig firebaseConfig;</text:span></text:span></text:p>
      <text:p text:style-name="P3"/>
      <text:p text:style-name="Preformatted_20_Text"><text:span text:style-name="Source_20_Text"><text:span text:style-name="T6"><text:s text:c="4"/>public static void main(String[] args) {</text:span></text:span></text:p>
      <text:p text:style-name="Preformatted_20_Text"><text:span text:style-name="Source_20_Text"><text:span text:style-name="T6"><text:s text:c="8"/>SpringApplication.run(YourMainClass.class, args);</text:span></text:span></text:p>
      <text:p text:style-name="Preformatted_20_Text"><text:span text:style-name="Source_20_Text"><text:span text:style-name="T6"><text:s text:c="4"/>}</text:span></text:span></text:p>
      <text:p text:style-name="Preformatted_20_Text"><text:span text:style-name="Source_20_Text"><text:span text:style-name="T6">}</text:span></text:span></text:p>
      <text:p text:style-name="P3">javaCopy code</text:p>
      <text:p text:style-name="Preformatted_20_Text"><text:span text:style-name="Source_20_Text"><text:span text:style-name="T6">import com.google.auth.oauth2.GoogleCredentials;</text:span></text:span></text:p>
      <text:p text:style-name="Preformatted_20_Text"><text:span text:style-name="Source_20_Text"><text:span text:style-name="T6">import com.google.firebase.FirebaseApp;</text:span></text:span></text:p>
      <text:p text:style-name="Preformatted_20_Text"><text:span text:style-name="Source_20_Text"><text:span text:style-name="T6">import com.google.firebase.FirebaseOptions;</text:span></text:span></text:p>
      <text:p text:style-name="Preformatted_20_Text"><text:span text:style-name="Source_20_Text"><text:span text:style-name="T6">import com.google.firebase.storage.FirebaseStorage;</text:span></text:span></text:p>
      <text:p text:style-name="Preformatted_20_Text"><text:span text:style-name="Source_20_Text"><text:span text:style-name="T6">import com.google.firebase.storage.Storage;</text:span></text:span></text:p>
      <text:p text:style-name="Preformatted_20_Text"><text:span text:style-name="Source_20_Text"><text:span text:style-name="T6">import org.springframework.context.annotation.Bean;</text:span></text:span></text:p>
      <text:p text:style-name="Preformatted_20_Text"><text:span text:style-name="Source_20_Text"><text:span text:style-name="T6">import org.springframework.context.annotation.Configuration;</text:span></text:span></text:p>
      <text:p text:style-name="P3"/>
      <text:p text:style-name="Preformatted_20_Text"><text:span text:style-name="Source_20_Text"><text:span text:style-name="T6">import java.io.FileInputStream;</text:span></text:span></text:p>
      <text:p text:style-name="Preformatted_20_Text"><text:span text:style-name="Source_20_Text"><text:span text:style-name="T6">import java.io.IOException;</text:span></text:span></text:p>
      <text:p text:style-name="P3"/>
      <text:p text:style-name="Preformatted_20_Text"><text:span text:style-name="Source_20_Text"><text:span text:style-name="T6">@Configuration</text:span></text:span></text:p>
      <text:p text:style-name="Preformatted_20_Text"><text:span text:style-name="Source_20_Text"><text:span text:style-name="T6">public class FirebaseConfig {</text:span></text:span></text:p>
      <text:p text:style-name="P3"/>
      <text:p text:style-name="Preformatted_20_Text"><text:span text:style-name="Source_20_Text"><text:span text:style-name="T6"><text:s text:c="4"/>private static final String FIREBASE_CONFIG_PATH = "path/to/your/firebase-config.json";</text:span></text:span></text:p>
      <text:p text:style-name="P3"/>
      <text:p text:style-name="Preformatted_20_Text"><text:span text:style-name="Source_20_Text"><text:span text:style-name="T6"><text:s text:c="4"/>@Bean</text:span></text:span></text:p>
      <text:p text:style-name="Preformatted_20_Text"><text:span text:style-name="Source_20_Text"><text:span text:style-name="T6"><text:s text:c="4"/>public FirebaseApp firebaseApp() throws IOException {</text:span></text:span></text:p>
      <text:p text:style-name="Preformatted_20_Text"><text:span text:style-name="Source_20_Text"><text:span text:style-name="T6"><text:s text:c="8"/>FileInputStream serviceAccount =</text:span></text:span></text:p>
      <text:p text:style-name="Preformatted_20_Text"><text:span text:style-name="Source_20_Text"><text:span text:style-name="T6"><text:s text:c="16"/>new FileInputStream(FIREBASE_CONFIG_PATH);</text:span></text:span></text:p>
      <text:p text:style-name="P3"/>
      <text:p text:style-name="Preformatted_20_Text"><text:soft-page-break/><text:span text:style-name="Source_20_Text"><text:span text:style-name="T6"><text:s text:c="8"/>FirebaseOptions options = new FirebaseOptions.Builder()</text:span></text:span></text:p>
      <text:p text:style-name="Preformatted_20_Text"><text:span text:style-name="Source_20_Text"><text:span text:style-name="T6"><text:s text:c="16"/>.setCredentials(GoogleCredentials.fromStream(serviceAccount))</text:span></text:span></text:p>
      <text:p text:style-name="Preformatted_20_Text"><text:span text:style-name="Source_20_Text"><text:span text:style-name="T6"><text:s text:c="16"/>.setStorageBucket("your-firebase-storage-bucket")</text:span></text:span></text:p>
      <text:p text:style-name="Preformatted_20_Text"><text:span text:style-name="Source_20_Text"><text:span text:style-name="T6"><text:s text:c="16"/>.build();</text:span></text:span></text:p>
      <text:p text:style-name="P3"/>
      <text:p text:style-name="Preformatted_20_Text"><text:span text:style-name="Source_20_Text"><text:span text:style-name="T6"><text:s text:c="8"/>return FirebaseApp.initializeApp(options);</text:span></text:span></text:p>
      <text:p text:style-name="Preformatted_20_Text"><text:span text:style-name="Source_20_Text"><text:span text:style-name="T6"><text:s text:c="4"/>}</text:span></text:span></text:p>
      <text:p text:style-name="P3"/>
      <text:p text:style-name="Preformatted_20_Text"><text:span text:style-name="Source_20_Text"><text:span text:style-name="T6"><text:s text:c="4"/>@Bean</text:span></text:span></text:p>
      <text:p text:style-name="Preformatted_20_Text"><text:span text:style-name="Source_20_Text"><text:span text:style-name="T6"><text:s text:c="4"/>public Storage firebaseStorage() throws IOException {</text:span></text:span></text:p>
      <text:p text:style-name="Preformatted_20_Text"><text:span text:style-name="Source_20_Text"><text:span text:style-name="T6"><text:s text:c="8"/>return FirebaseStorage.getInstance(firebaseApp());</text:span></text:span></text:p>
      <text:p text:style-name="Preformatted_20_Text"><text:span text:style-name="Source_20_Text"><text:span text:style-name="T6"><text:s text:c="4"/>}</text:span></text:span></text:p>
      <text:p text:style-name="Preformatted_20_Text"><text:span text:style-name="Source_20_Text"><text:span text:style-name="T6">}</text:span></text:span></text:p>
      <text:p text:style-name="Text_20_body"><text:span text:style-name="T6">Please make sure to replace </text:span><text:span text:style-name="Source_20_Text"><text:span text:style-name="T6">path/to/your/firebase-config.json</text:span></text:span><text:span text:style-name="T6"> with the actual path to your Firebase configuration JSON file and </text:span><text:span text:style-name="Source_20_Text"><text:span text:style-name="T6">your-firebase-storage-bucket</text:span></text:span><text:span text:style-name="T6"> with the actual name of your Firebase Storage bucket.</text:span></text:p>
      <text:p text:style-name="Text_20_body"><text:span text:style-name="T6">In this example, the </text:span><text:span text:style-name="Source_20_Text"><text:span text:style-name="T6">firebaseApp()</text:span></text:span><text:span text:style-name="T6"> method initializes the Firebase App with the provided configuration, and the </text:span><text:span text:style-name="Source_20_Text"><text:span text:style-name="T6">firebaseStorage()</text:span></text:span><text:span text:style-name="T6"> method returns a reference to the FirebaseStorage object that you can use to interact with the Firebase Storage bucket.</text:span></text:p>
      <text:p text:style-name="P5">You can use this storage object to save and load files in your bucket.</text:p>
      <text:p text:style-name="P5">It's important to note that you should keep your firebase configuration file safe, you should never include it in your codebase or share it with anyone.</text:p>
      <text:p text:style-name="P4">HttpStatus cannot be resolved to a variable</text:p>
      <text:p text:style-name="Text_20_body"><text:span text:style-name="Source_20_Text"><text:span text:style-name="T6">HttpStatus</text:span></text:span><text:span text:style-name="T6"> is an enumerated type that represents the HTTP status codes defined in the HTTP/1.1 specification. It is a part of the </text:span><text:span text:style-name="Source_20_Text"><text:span text:style-name="T6">org.springframework.http</text:span></text:span><text:span text:style-name="T6"> package.</text:span></text:p>
      <text:p text:style-name="Text_20_body"><text:span text:style-name="T6">You should include the following import statement in your code to use </text:span><text:span text:style-name="Source_20_Text"><text:span text:style-name="T6">HttpStatus</text:span></text:span></text:p>
      <text:p text:style-name="Text_20_body"><text:span text:style-name="Source_20_Text"><text:span text:style-name="T6">import org.springframework.http.HttpStatus;</text:span></text:span></text:p>
      <text:p text:style-name="Text_20_body"><text:span text:style-name="T6">In case you are still facing the error, please check if the </text:span><text:span text:style-name="Source_20_Text"><text:span text:style-name="T6">spring-web</text:span></text:span><text:span text:style-name="T6"> dependency is added to your project. If not, you should add it to the dependencies section of your build file (pom.xml for maven or build.gradle for gradle).</text:span></text:p>
      <text:p text:style-name="P4">Web server failed to start. Port 8080 was already in use. in eclipse</text:p>
      <text:p text:style-name="P5">The error message "Web server failed to start. Port 8080 was already in use." indicates that another application or process is already using port 8080 on your local machine. This is the default port that Spring Boot uses to run web applications.</text:p>
      <text:p text:style-name="P5">You can resolve this issue by either stopping the other application that is using port 8080 or by configuring your Spring Boot application to use a different port.</text:p>
      <text:p text:style-name="P5"><text:soft-page-break/>To configure your application to use a different port, you can add the following property to your application.properties file:</text:p>
      <text:p text:style-name="P3">phpCopy code</text:p>
      <text:p text:style-name="Preformatted_20_Text"><text:span text:style-name="Source_20_Text"><text:span text:style-name="T6">server.port=&lt;your-desired-port-number&gt;</text:span></text:span></text:p>
      <text:p text:style-name="P5">Also make sure that you are not running any other server on your localhost using the same port.</text:p>
      <text:p text:style-name="Text_20_body"><text:span text:style-name="T6">Another solution to this problem is to use another port for your application. You can check which ports are available by typing the command </text:span><text:span text:style-name="Source_20_Text"><text:span text:style-name="T6">netstat -aon</text:span></text:span><text:span text:style-name="T6"> in the command prompt. This will show you the list of all the ports that are currently being used and their respective process Ids.</text:span></text:p>
      <text:p text:style-name="P5">You can then use a port number that is not being used by any other process.</text:p>
      <text:p text:style-name="P5">Please make sure that your application is not running on any other window/tab.</text:p>
      <text:p text:style-name="P5">If you are still facing the issue then please check whether the port number is being used by any other process or not by running the command netstat -ano | findstr :8080</text:p>
      <text:p text:style-name="P5">If it shows any process using the port then kill it by using the command taskkill /pid &lt;pid&gt; </text:p>
      <text:p text:style-name="P10"/>
      <text:p text:style-name="P16">Q. Enlighten me when to use model class and when to use entity class with coding examples in java .</text:p>
      <text:p text:style-name="P5">In Java, a model class is used to represent the structure of a database table and the fields that it contains. It typically contains getter and setter methods for each field, as well as methods for inserting, updating, and retrieving data from that table. An entity class, on the other hand, is used to represent a single instance of the data in that table.</text:p>
      <text:p text:style-name="P5">For example, in a simple blog application, a model class for the "posts" table might look like this:</text:p>
      <text:p text:style-name="P3"/>
      <text:p text:style-name="Preformatted_20_Text"><text:span text:style-name="Source_20_Text"><text:span text:style-name="T6">@Entity</text:span></text:span></text:p>
      <text:p text:style-name="Preformatted_20_Text"><text:span text:style-name="Source_20_Text"><text:span text:style-name="T6">@Table(name = "posts")</text:span></text:span></text:p>
      <text:p text:style-name="Preformatted_20_Text"><text:span text:style-name="Source_20_Text"><text:span text:style-name="T6">public class Post {</text:span></text:span></text:p>
      <text:p text:style-name="Preformatted_20_Text"><text:span text:style-name="Source_20_Text"><text:span text:style-name="T6"><text:s text:c="4"/>@Id</text:span></text:span></text:p>
      <text:p text:style-name="Preformatted_20_Text"><text:span text:style-name="Source_20_Text"><text:span text:style-name="T6"><text:s text:c="4"/>@GeneratedValue(strategy = GenerationType.IDENTITY)</text:span></text:span></text:p>
      <text:p text:style-name="Preformatted_20_Text"><text:span text:style-name="Source_20_Text"><text:span text:style-name="T6"><text:s text:c="4"/>private Long id;</text:span></text:span></text:p>
      <text:p text:style-name="P3"/>
      <text:p text:style-name="Preformatted_20_Text"><text:span text:style-name="Source_20_Text"><text:span text:style-name="T6"><text:s text:c="4"/>@Column(name = "title")</text:span></text:span></text:p>
      <text:p text:style-name="Preformatted_20_Text"><text:span text:style-name="Source_20_Text"><text:span text:style-name="T6"><text:s text:c="4"/>private String title;</text:span></text:span></text:p>
      <text:p text:style-name="P3"/>
      <text:p text:style-name="Preformatted_20_Text"><text:span text:style-name="Source_20_Text"><text:span text:style-name="T6"><text:s text:c="4"/>@Column(name = "body")</text:span></text:span></text:p>
      <text:p text:style-name="Preformatted_20_Text"><text:soft-page-break/><text:span text:style-name="Source_20_Text"><text:span text:style-name="T6"><text:s text:c="4"/>private String body;</text:span></text:span></text:p>
      <text:p text:style-name="P3"/>
      <text:p text:style-name="Preformatted_20_Text"><text:span text:style-name="Source_20_Text"><text:span text:style-name="T6"><text:s text:c="4"/>@Column(name = "pub_date")</text:span></text:span></text:p>
      <text:p text:style-name="Preformatted_20_Text"><text:span text:style-name="Source_20_Text"><text:span text:style-name="T6"><text:s text:c="4"/>private LocalDateTime pubDate;</text:span></text:span></text:p>
      <text:p text:style-name="P3"/>
      <text:p text:style-name="Preformatted_20_Text"><text:span text:style-name="Source_20_Text"><text:span text:style-name="T6"><text:s text:c="4"/>// getters and setters</text:span></text:span></text:p>
      <text:p text:style-name="Preformatted_20_Text"><text:span text:style-name="Source_20_Text"><text:span text:style-name="T6">}</text:span></text:span></text:p>
      <text:p text:style-name="P5">This class is annotated with @Entity and @Table to indicate that it represents a database table, and it defines the fields that will be in the table and their data types.</text:p>
      <text:p text:style-name="P5">An entity class for a single post might look like this:</text:p>
      <text:p text:style-name="P3">javaCopy code</text:p>
      <text:p text:style-name="Preformatted_20_Text"><text:span text:style-name="Source_20_Text"><text:span text:style-name="T6">public class PostEntity {</text:span></text:span></text:p>
      <text:p text:style-name="Preformatted_20_Text"><text:span text:style-name="Source_20_Text"><text:span text:style-name="T6"><text:s text:c="4"/>private String title;</text:span></text:span></text:p>
      <text:p text:style-name="Preformatted_20_Text"><text:span text:style-name="Source_20_Text"><text:span text:style-name="T6"><text:s text:c="4"/>private String body;</text:span></text:span></text:p>
      <text:p text:style-name="Preformatted_20_Text"><text:span text:style-name="Source_20_Text"><text:span text:style-name="T6"><text:s text:c="4"/>private LocalDateTime pubDate;</text:span></text:span></text:p>
      <text:p text:style-name="P3"/>
      <text:p text:style-name="Preformatted_20_Text"><text:span text:style-name="Source_20_Text"><text:span text:style-name="T6"><text:s text:c="4"/>// constructor, getters and setters</text:span></text:span></text:p>
      <text:p text:style-name="Preformatted_20_Text"><text:span text:style-name="Source_20_Text"><text:span text:style-name="T6">}</text:span></text:span></text:p>
      <text:p text:style-name="P5">This class is used to create an instance of a single post and it's properties (title,body,pub_date) It is worth noting that in Java as well, the entity class is not necessary if you are using ORM (Object-relational mapping) libraries such as Hibernate or JPA. These libraries will automatically convert database rows into Java objects, so you can work with them as if they were instances of a Java class.</text:p>
      <text:p text:style-name="P18"/>
      <text:p text:style-name="P15">Q. what are sessions? and what is session management ??</text:p>
      <text:p text:style-name="P5">A session is a way for a web application to maintain state for a user across multiple requests. It allows the web application to remember certain information about the user, such as what items are in their shopping cart or what their preferred language is.</text:p>
      <text:p text:style-name="P5">Session management is the process of managing sessions in a web application. This includes creating new sessions, updating existing sessions, and deleting sessions when they are no longer needed.</text:p>
      <text:p text:style-name="P5">A session ID is used to identify a user's session, and is typically stored as a cookie on the user's browser. When the user makes a request to the web application, the session ID is sent along with the request and used to look up the user's session on the server side.</text:p>
      <text:p text:style-name="P5">Session management is important for maintaining security and privacy of user's data, and also improve the performance by reducing the amount of data that needs to be stored in memory and/or database.</text:p>
      <text:p text:style-name="P5"><text:soft-page-break/>There are different ways to implement session management, such as using cookies, tokens, or session data stored on the server-side.</text:p>
      <text:p text:style-name="P4">whats the logic behind can interface not being able to extend or implement class ?? </text:p>
      <text:p text:style-name="P5">The logic behind interfaces not being able to extend or implement classes is rooted in the fundamental differences between interfaces and classes in Java.</text:p>
      <text:p text:style-name="P5">Interfaces are used to define a contract for a set of method signatures that must be implemented by any class that implements the interface. The purpose of an interface is to provide a common set of methods that can be called on any object that implements that interface, regardless of the specific implementation of the object. Interfaces allow for a way of specifying the behavior that a class should have, without specifying how that behavior should be implemented.</text:p>
      <text:p text:style-name="P5">Classes, on the other hand, are used to define the implementation for an object. Classes can define both the behavior (methods) and the state (fields) of an object, and they can also inherit behavior and state from other classes using inheritance.</text:p>
      <text:p text:style-name="P5">Allowing interfaces to extend or implement classes would blur the distinction between interfaces and classes and make the code more complex and harder to understand. It would also make it more difficult to reason about the behavior of an object, since the behavior could be inherited from both interfaces and classes.</text:p>
      <text:p text:style-name="P5">By keeping interfaces and classes separate and distinct, it makes the code more clear, easier to understand, and maintainable. And, it also allows the developers to make use of the different characteristics of interfaces and classes, to achieve a specific goal.</text:p>
      <text:p text:style-name="P15">Q. <text:span text:style-name="T8">C</text:span>an we make a abstract class thread ?</text:p>
      <text:p text:style-name="Text_20_body"><text:span text:style-name="T6">An abstract class cannot be instantiated, therefore it cannot be used to create a thread. However, an abstract class can be used to define methods that will be implemented by a subclass that can be used to create a thread. The subclass would need to implement the </text:span><text:span text:style-name="Source_20_Text"><text:span text:style-name="T6">run()</text:span></text:span><text:span text:style-name="T6"> method, which is called when the thread is started, and the thread would be created by instantiating an object of the subclass.</text:span></text:p>
      <text:p text:style-name="P5">Q.How to know when to make use of abstract class in the project java ?</text:p>
      <text:p text:style-name="P5">An abstract class is typically used when you want to define a base class that provides a common interface and implementation for a group of related classes. When creating an abstraction, you should use an abstract class if the abstraction should not be instantiated and at least one of its methods must be implemented by its subclasses.</text:p>
      <text:p text:style-name="P5">Here are some examples of when you might use an abstract class:</text:p>
      <text:list xml:id="list3843839353" text:style-name="L9">
        <text:list-item>
          <text:p text:style-name="P28"><text:soft-page-break/>When you have a group of related classes that should have a common interface and implementation, but you want to leave some implementation details to be defined by the subclasses.</text:p>
        </text:list-item>
        <text:list-item>
          <text:p text:style-name="P28">When you want to provide a default implementation for a method that should be overridden by subclasses.</text:p>
        </text:list-item>
        <text:list-item>
          <text:p text:style-name="P28">When you want to define a class that will only be used as a base class and should not be instantiated on its own.</text:p>
        </text:list-item>
      </text:list>
      <text:p text:style-name="P5">It's important to note that an abstract class can have both abstract and non-abstract methods and also abstract class can have constructor too.</text:p>
      <text:p text:style-name="P17">Q. what is tableau ?</text:p>
      <text:p text:style-name="P5">Tableau is a data visualization and business intelligence software that allows users to connect to various data sources, analyze and visualize data, and create interactive dashboards and reports. It is designed to make it easy for non-technical users to understand and analyze complex data, and is widely used in businesses and organizations for data analysis and decision-making.</text:p>
      <text:p text:style-name="P13"/>
      <text:p text:style-name="P12"/>
      <text:p text:style-name="P11"/>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mana" svg:font-family="Timmana"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07:28:40.909188896</meta:creation-date>
    <dc:date>2023-02-08T00:06:33.735953878</dc:date>
    <meta:editing-duration>PT2H16M59S</meta:editing-duration>
    <meta:editing-cycles>36</meta:editing-cycles>
    <meta:generator>LibreOffice/7.3.6.2$Linux_X86_64 LibreOffice_project/30$Build-2</meta:generator>
    <meta:document-statistic meta:table-count="0" meta:image-count="0" meta:object-count="0" meta:page-count="14" meta:paragraph-count="249" meta:word-count="4037" meta:character-count="25918" meta:non-whitespace-character-count="21676"/>
  </office:meta>
</office:document-meta>
</file>